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7722in" table:align="center"/>
    </style:style>
    <style:style style:name="Table1.A" style:family="table-column">
      <style:table-column-properties style:column-width="0.2507in"/>
    </style:style>
    <style:style style:name="Table1.B" style:family="table-column">
      <style:table-column-properties style:column-width="6.5215in"/>
    </style:style>
    <style:style style:name="Table1.A1" style:family="table-cell">
      <style:table-cell-properties style:vertical-align="middle" fo:padding="0.0194in" fo:border="none"/>
    </style:style>
    <style:style style:name="Table2" style:family="table">
      <style:table-properties style:width="1.9389in" table:align="center"/>
    </style:style>
    <style:style style:name="Table2.A" style:family="table-column">
      <style:table-column-properties style:column-width="0.1674in"/>
    </style:style>
    <style:style style:name="Table2.B" style:family="table-column">
      <style:table-column-properties style:column-width="1.7715in"/>
    </style:style>
    <style:style style:name="Table2.A1" style:family="table-cell">
      <style:table-cell-properties style:vertical-align="middle" fo:padding="0.0194in" fo:border="none"/>
    </style:style>
    <style:style style:name="Table3" style:family="table">
      <style:table-properties style:width="6.8556in" table:align="center"/>
    </style:style>
    <style:style style:name="Table3.A" style:family="table-column">
      <style:table-column-properties style:column-width="0.1674in"/>
    </style:style>
    <style:style style:name="Table3.B" style:family="table-column">
      <style:table-column-properties style:column-width="6.6882in"/>
    </style:style>
    <style:style style:name="Table3.A1" style:family="table-cell">
      <style:table-cell-properties style:vertical-align="middle" fo:padding="0.0194in" fo:border="none"/>
    </style:style>
    <style:style style:name="Table4" style:family="table">
      <style:table-properties style:width="6.9389in" table:align="center"/>
    </style:style>
    <style:style style:name="Table4.A" style:family="table-column">
      <style:table-column-properties style:column-width="0.1674in"/>
    </style:style>
    <style:style style:name="Table4.B" style:family="table-column">
      <style:table-column-properties style:column-width="6.7715in"/>
    </style:style>
    <style:style style:name="Table4.A1" style:family="table-cell">
      <style:table-cell-properties style:vertical-align="middle" fo:padding="0.0194in" fo:border="none"/>
    </style:style>
    <style:style style:name="Table5" style:family="table">
      <style:table-properties style:width="2.4389in" table:align="center"/>
    </style:style>
    <style:style style:name="Table5.A" style:family="table-column">
      <style:table-column-properties style:column-width="0.1674in"/>
    </style:style>
    <style:style style:name="Table5.B" style:family="table-column">
      <style:table-column-properties style:column-width="2.2715in"/>
    </style:style>
    <style:style style:name="Table5.A1" style:family="table-cell">
      <style:table-cell-properties style:vertical-align="middle" fo:padding="0.0194in" fo:border="none"/>
    </style:style>
    <style:style style:name="Table6" style:family="table">
      <style:table-properties style:width="5.1056in" table:align="center"/>
    </style:style>
    <style:style style:name="Table6.A" style:family="table-column">
      <style:table-column-properties style:column-width="0.1674in"/>
    </style:style>
    <style:style style:name="Table6.B" style:family="table-column">
      <style:table-column-properties style:column-width="4.9382in"/>
    </style:style>
    <style:style style:name="Table6.A1" style:family="table-cell">
      <style:table-cell-properties style:vertical-align="middle" fo:padding="0.0194in" fo:border="none"/>
    </style:style>
    <style:style style:name="Table7" style:family="table">
      <style:table-properties style:width="6.6889in" table:align="center"/>
    </style:style>
    <style:style style:name="Table7.A" style:family="table-column">
      <style:table-column-properties style:column-width="0.1674in"/>
    </style:style>
    <style:style style:name="Table7.B" style:family="table-column">
      <style:table-column-properties style:column-width="6.5215in"/>
    </style:style>
    <style:style style:name="Table7.A1" style:family="table-cell">
      <style:table-cell-properties style:vertical-align="middle" fo:padding="0.0194in" fo:border="none"/>
    </style:style>
    <style:style style:name="Table8" style:family="table">
      <style:table-properties style:width="6.0222in" table:align="center"/>
    </style:style>
    <style:style style:name="Table8.A" style:family="table-column">
      <style:table-column-properties style:column-width="0.1674in"/>
    </style:style>
    <style:style style:name="Table8.B" style:family="table-column">
      <style:table-column-properties style:column-width="5.8549in"/>
    </style:style>
    <style:style style:name="Table8.A1" style:family="table-cell">
      <style:table-cell-properties style:vertical-align="middle" fo:padding="0.0194in" fo:border="none"/>
    </style:style>
    <style:style style:name="Table9" style:family="table">
      <style:table-properties style:width="5.9389in" table:align="center"/>
    </style:style>
    <style:style style:name="Table9.A" style:family="table-column">
      <style:table-column-properties style:column-width="0.1674in"/>
    </style:style>
    <style:style style:name="Table9.B" style:family="table-column">
      <style:table-column-properties style:column-width="5.7715in"/>
    </style:style>
    <style:style style:name="Table9.A1" style:family="table-cell">
      <style:table-cell-properties style:vertical-align="middle" fo:padding="0.0194in" fo:border="none"/>
    </style:style>
    <style:style style:name="Table10" style:family="table">
      <style:table-properties style:width="3.5222in" table:align="center"/>
    </style:style>
    <style:style style:name="Table10.A" style:family="table-column">
      <style:table-column-properties style:column-width="0.1674in"/>
    </style:style>
    <style:style style:name="Table10.B" style:family="table-column">
      <style:table-column-properties style:column-width="3.3549in"/>
    </style:style>
    <style:style style:name="Table10.A1" style:family="table-cell">
      <style:table-cell-properties style:vertical-align="middle" fo:padding="0.0194in" fo:border="none"/>
    </style:style>
    <style:style style:name="Table11" style:family="table">
      <style:table-properties style:width="6.1889in" table:align="center"/>
    </style:style>
    <style:style style:name="Table11.A" style:family="table-column">
      <style:table-column-properties style:column-width="0.1674in"/>
    </style:style>
    <style:style style:name="Table11.B" style:family="table-column">
      <style:table-column-properties style:column-width="6.0215in"/>
    </style:style>
    <style:style style:name="Table11.A1" style:family="table-cell">
      <style:table-cell-properties style:vertical-align="middle" fo:padding="0.0194in" fo:border="none"/>
    </style:style>
    <style:style style:name="Table12" style:family="table">
      <style:table-properties style:width="6.2722in" table:align="center"/>
    </style:style>
    <style:style style:name="Table12.A" style:family="table-column">
      <style:table-column-properties style:column-width="0.1674in"/>
    </style:style>
    <style:style style:name="Table12.B" style:family="table-column">
      <style:table-column-properties style:column-width="6.1049in"/>
    </style:style>
    <style:style style:name="Table12.A1" style:family="table-cell">
      <style:table-cell-properties style:vertical-align="middle" fo:padding="0.0194in" fo:border="none"/>
    </style:style>
    <style:style style:name="Table13" style:family="table">
      <style:table-properties style:width="6.4389in" table:align="center"/>
    </style:style>
    <style:style style:name="Table13.A" style:family="table-column">
      <style:table-column-properties style:column-width="0.1674in"/>
    </style:style>
    <style:style style:name="Table13.B" style:family="table-column">
      <style:table-column-properties style:column-width="6.2715in"/>
    </style:style>
    <style:style style:name="Table13.A1" style:family="table-cell">
      <style:table-cell-properties style:vertical-align="middle" fo:padding="0.0194in" fo:border="none"/>
    </style:style>
    <style:style style:name="Table14" style:family="table">
      <style:table-properties style:width="1.6889in" table:align="center"/>
    </style:style>
    <style:style style:name="Table14.A" style:family="table-column">
      <style:table-column-properties style:column-width="0.1674in"/>
    </style:style>
    <style:style style:name="Table14.B" style:family="table-column">
      <style:table-column-properties style:column-width="1.5215in"/>
    </style:style>
    <style:style style:name="Table14.A1" style:family="table-cell">
      <style:table-cell-properties style:vertical-align="middle" fo:padding="0.0194in" fo:border="none"/>
    </style:style>
    <style:style style:name="Table15" style:family="table">
      <style:table-properties style:width="1.9389in" table:align="center"/>
    </style:style>
    <style:style style:name="Table15.A" style:family="table-column">
      <style:table-column-properties style:column-width="0.1674in"/>
    </style:style>
    <style:style style:name="Table15.B" style:family="table-column">
      <style:table-column-properties style:column-width="1.7715in"/>
    </style:style>
    <style:style style:name="Table15.A1" style:family="table-cell">
      <style:table-cell-properties style:vertical-align="middle" fo:padding="0.0194in" fo:border="none"/>
    </style:style>
    <style:style style:name="Table16" style:family="table">
      <style:table-properties style:width="1.8556in" table:align="center"/>
    </style:style>
    <style:style style:name="Table16.A" style:family="table-column">
      <style:table-column-properties style:column-width="0.1674in"/>
    </style:style>
    <style:style style:name="Table16.B" style:family="table-column">
      <style:table-column-properties style:column-width="1.6882in"/>
    </style:style>
    <style:style style:name="Table16.A1" style:family="table-cell">
      <style:table-cell-properties style:vertical-align="middle" fo:padding="0.0194in" fo:border="none"/>
    </style:style>
    <style:style style:name="Table17" style:family="table">
      <style:table-properties style:width="5.1056in" table:align="center"/>
    </style:style>
    <style:style style:name="Table17.A" style:family="table-column">
      <style:table-column-properties style:column-width="0.1674in"/>
    </style:style>
    <style:style style:name="Table17.B" style:family="table-column">
      <style:table-column-properties style:column-width="4.9382in"/>
    </style:style>
    <style:style style:name="Table17.A1" style:family="table-cell">
      <style:table-cell-properties style:vertical-align="middle" fo:padding="0.0194in" fo:border="none"/>
    </style:style>
    <style:style style:name="Table18" style:family="table">
      <style:table-properties style:width="5.2722in" table:align="center"/>
    </style:style>
    <style:style style:name="Table18.A" style:family="table-column">
      <style:table-column-properties style:column-width="0.1674in"/>
    </style:style>
    <style:style style:name="Table18.B" style:family="table-column">
      <style:table-column-properties style:column-width="5.1049in"/>
    </style:style>
    <style:style style:name="Table18.A1" style:family="table-cell">
      <style:table-cell-properties style:vertical-align="middle" fo:padding="0.0194in" fo:border="none"/>
    </style:style>
    <style:style style:name="Table19" style:family="table">
      <style:table-properties style:width="5.3556in" table:align="center"/>
    </style:style>
    <style:style style:name="Table19.A" style:family="table-column">
      <style:table-column-properties style:column-width="0.1674in"/>
    </style:style>
    <style:style style:name="Table19.B" style:family="table-column">
      <style:table-column-properties style:column-width="5.1882in"/>
    </style:style>
    <style:style style:name="Table19.A1" style:family="table-cell">
      <style:table-cell-properties style:vertical-align="middle" fo:padding="0.0194in" fo:border="none"/>
    </style:style>
    <style:style style:name="Table20" style:family="table">
      <style:table-properties style:width="5.6056in" table:align="center"/>
    </style:style>
    <style:style style:name="Table20.A" style:family="table-column">
      <style:table-column-properties style:column-width="0.1674in"/>
    </style:style>
    <style:style style:name="Table20.B" style:family="table-column">
      <style:table-column-properties style:column-width="5.4382in"/>
    </style:style>
    <style:style style:name="Table20.A1" style:family="table-cell">
      <style:table-cell-properties style:vertical-align="middle" fo:padding="0.0194in" fo:border="none"/>
    </style:style>
    <style:style style:name="Table21" style:family="table">
      <style:table-properties style:width="4.5222in" table:align="center"/>
    </style:style>
    <style:style style:name="Table21.A" style:family="table-column">
      <style:table-column-properties style:column-width="0.1674in"/>
    </style:style>
    <style:style style:name="Table21.B" style:family="table-column">
      <style:table-column-properties style:column-width="4.3549in"/>
    </style:style>
    <style:style style:name="Table21.A1" style:family="table-cell">
      <style:table-cell-properties style:vertical-align="middle" fo:padding="0.0194in" fo:border="none"/>
    </style:style>
    <style:style style:name="Table22" style:family="table">
      <style:table-properties style:width="5.5222in" table:align="center"/>
    </style:style>
    <style:style style:name="Table22.A" style:family="table-column">
      <style:table-column-properties style:column-width="0.1674in"/>
    </style:style>
    <style:style style:name="Table22.B" style:family="table-column">
      <style:table-column-properties style:column-width="5.3549in"/>
    </style:style>
    <style:style style:name="Table22.A1" style:family="table-cell">
      <style:table-cell-properties style:vertical-align="middle" fo:padding="0.0194in" fo:border="none"/>
    </style:style>
    <style:style style:name="Table23" style:family="table">
      <style:table-properties style:width="6.5222in" table:align="center"/>
    </style:style>
    <style:style style:name="Table23.A" style:family="table-column">
      <style:table-column-properties style:column-width="0.1674in"/>
    </style:style>
    <style:style style:name="Table23.B" style:family="table-column">
      <style:table-column-properties style:column-width="6.3549in"/>
    </style:style>
    <style:style style:name="Table23.A1" style:family="table-cell">
      <style:table-cell-properties style:vertical-align="middle" fo:padding="0.0194in" fo:border="none"/>
    </style:style>
    <style:style style:name="Table24" style:family="table">
      <style:table-properties style:width="6.9389in" table:align="center"/>
    </style:style>
    <style:style style:name="Table24.A" style:family="table-column">
      <style:table-column-properties style:column-width="0.1674in"/>
    </style:style>
    <style:style style:name="Table24.B" style:family="table-column">
      <style:table-column-properties style:column-width="6.7715in"/>
    </style:style>
    <style:style style:name="Table24.A1" style:family="table-cell">
      <style:table-cell-properties style:vertical-align="middle" fo:padding="0.0194in" fo:border="none"/>
    </style:style>
    <style:style style:name="Table25" style:family="table">
      <style:table-properties style:width="4.0222in" table:align="center"/>
    </style:style>
    <style:style style:name="Table25.A" style:family="table-column">
      <style:table-column-properties style:column-width="0.1674in"/>
    </style:style>
    <style:style style:name="Table25.B" style:family="table-column">
      <style:table-column-properties style:column-width="3.8549in"/>
    </style:style>
    <style:style style:name="Table25.A1" style:family="table-cell">
      <style:table-cell-properties style:vertical-align="middle" fo:padding="0.0194in" fo:border="none"/>
    </style:style>
    <style:style style:name="Table26" style:family="table">
      <style:table-properties style:width="3.0222in" table:align="center"/>
    </style:style>
    <style:style style:name="Table26.A" style:family="table-column">
      <style:table-column-properties style:column-width="0.2507in"/>
    </style:style>
    <style:style style:name="Table26.B" style:family="table-column">
      <style:table-column-properties style:column-width="2.7715in"/>
    </style:style>
    <style:style style:name="Table26.A1" style:family="table-cell">
      <style:table-cell-properties style:vertical-align="middle" fo:padding="0.0194in" fo:border="none"/>
    </style:style>
    <style:style style:name="Table27" style:family="table">
      <style:table-properties style:width="1.5222in" table:align="center"/>
    </style:style>
    <style:style style:name="Table27.A" style:family="table-column">
      <style:table-column-properties style:column-width="0.1674in"/>
    </style:style>
    <style:style style:name="Table27.B" style:family="table-column">
      <style:table-column-properties style:column-width="1.3549in"/>
    </style:style>
    <style:style style:name="Table27.A1" style:family="table-cell">
      <style:table-cell-properties style:vertical-align="middle" fo:padding="0.0194in" fo:border="none"/>
    </style:style>
    <style:style style:name="Table28" style:family="table">
      <style:table-properties style:width="1.6056in" table:align="center"/>
    </style:style>
    <style:style style:name="Table28.A" style:family="table-column">
      <style:table-column-properties style:column-width="0.2507in"/>
    </style:style>
    <style:style style:name="Table28.B" style:family="table-column">
      <style:table-column-properties style:column-width="1.3549in"/>
    </style:style>
    <style:style style:name="Table28.A1" style:family="table-cell">
      <style:table-cell-properties style:vertical-align="middle" fo:padding="0.0194in" fo:border="none"/>
    </style:style>
    <style:style style:name="P1" style:family="paragraph" style:parent-style-name="Preformatted_20_Text">
      <style:paragraph-properties style:line-height-at-least="0.2602in"/>
      <style:text-properties fo:background-color="#f0f0f0" loext:padding="0in" loext:border="none"/>
    </style:style>
    <style:style style:name="P2" style:family="paragraph" style:parent-style-name="Preformatted_20_Text">
      <style:paragraph-properties style:line-height-at-least="0.2602in"/>
      <style:text-properties fo:background-color="#f8f8f8"/>
    </style:style>
    <style:style style:name="P3" style:family="paragraph" style:parent-style-name="Preformatted_20_Text">
      <style:paragraph-properties style:line-height-at-least="0.2602in"/>
    </style:style>
    <style:style style:name="P4" style:family="paragraph" style:parent-style-name="Preformatted_20_Text">
      <style:paragraph-properties style:line-height-at-least="0.2602in"/>
      <style:text-properties fo:color="#408080" fo:font-style="italic" fo:background-color="#f8f8f8"/>
    </style:style>
    <style:style style:name="P5" style:family="paragraph" style:parent-style-name="Preformatted_20_Text">
      <style:paragraph-properties style:line-height-at-least="0.2602in"/>
      <style:text-properties fo:color="#408080" fo:background-color="#f8f8f8"/>
    </style:style>
    <style:style style:name="P6" style:family="paragraph" style:parent-style-name="Preformatted_20_Text">
      <style:paragraph-properties style:line-height-at-least="0.2602in"/>
      <style:text-properties fo:color="#bc7a00" fo:background-color="#f8f8f8"/>
    </style:style>
    <style:style style:name="P7" style:family="paragraph" style:parent-style-name="Preformatted_20_Text">
      <style:paragraph-properties fo:margin-top="0in" fo:margin-bottom="0.1965in" loext:contextual-spacing="false" style:line-height-at-least="0.2602in"/>
      <style:text-properties fo:background-color="#f0f0f0" loext:padding="0in" loext:border="none"/>
    </style:style>
    <style:style style:name="P8" style:family="paragraph" style:parent-style-name="Preformatted_20_Text">
      <style:paragraph-properties fo:margin-top="0in" fo:margin-bottom="0.1965in" loext:contextual-spacing="false" style:line-height-at-least="0.2602in"/>
      <style:text-properties fo:background-color="#f8f8f8"/>
    </style:style>
    <style:style style:name="P9" style:family="paragraph" style:parent-style-name="Preformatted_20_Text">
      <style:paragraph-properties fo:margin-top="0in" fo:margin-bottom="0.1965in" loext:contextual-spacing="false" style:line-height-at-least="0.2602in"/>
      <style:text-properties fo:color="#408080" fo:font-style="italic" fo:background-color="#f8f8f8"/>
    </style:style>
    <style:style style:name="P10" style:family="paragraph" style:parent-style-name="Standard">
      <style:paragraph-properties fo:orphans="2" fo:widows="2"/>
      <style:text-properties fo:font-variant="normal" fo:text-transform="none" fo:color="#000000" style:font-name="Arial" fo:font-size="15pt" fo:letter-spacing="normal" fo:font-style="normal" fo:font-weight="normal"/>
    </style:style>
    <style:style style:name="P11" style:family="paragraph" style:parent-style-name="Standard">
      <style:paragraph-properties fo:orphans="2" fo:widows="2"/>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style:font-name="Arial" fo:font-size="15pt" fo:letter-spacing="normal" fo:font-style="normal" fo:font-weight="normal"/>
    </style:style>
    <style:style style:name="P1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5pt" fo:letter-spacing="normal" fo:font-style="normal" fo:font-weight="normal"/>
    </style:style>
    <style:style style:name="P1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5pt" fo:letter-spacing="normal" fo:font-style="normal" fo:font-weight="bold"/>
    </style:style>
    <style:style style:name="P15" style:family="paragraph" style:parent-style-name="Text_20_body">
      <style:paragraph-properties fo:margin-left="0in" fo:margin-right="0in" fo:orphans="2" fo:widows="2" fo:text-indent="0in" style:auto-text-indent="false"/>
      <style:text-properties fo:font-variant="normal" fo:text-transform="none" fo:color="#000000" style:font-name="Arial" fo:font-size="15pt" fo:letter-spacing="normal" fo:font-style="normal" fo:font-weight="normal"/>
    </style:style>
    <style:style style:name="P16" style:family="paragraph" style:parent-style-name="Text_20_body">
      <style:paragraph-properties fo:margin-top="0in" fo:margin-bottom="0in" loext:contextual-spacing="false" fo:orphans="2" fo:widows="2"/>
      <style:text-properties fo:font-variant="normal" fo:text-transform="none" fo:color="#000000" style:font-name="Arial" fo:font-size="15pt" fo:letter-spacing="normal" fo:font-style="normal" fo:font-weight="bold"/>
    </style:style>
    <style:style style:name="P17" style:family="paragraph" style:parent-style-name="Text_20_body">
      <style:paragraph-properties fo:margin-top="0in" fo:margin-bottom="0in" loext:contextual-spacing="false" fo:orphans="2" fo:widows="2"/>
      <style:text-properties fo:font-variant="normal" fo:text-transform="none" fo:color="#000000" style:font-name="Arial" fo:font-size="15pt" fo:letter-spacing="normal" fo:font-style="normal" fo:font-weight="normal"/>
    </style:style>
    <style:style style:name="P18" style:family="paragraph" style:parent-style-name="Text_20_body">
      <style:paragraph-properties fo:margin-top="0in" fo:margin-bottom="0in" loext:contextual-spacing="false" fo:orphans="2" fo:widows="2"/>
    </style:style>
    <style:style style:name="P19" style:family="paragraph" style:parent-style-name="Standard">
      <style:paragraph-properties fo:margin-left="0in" fo:margin-right="0in" fo:orphans="2" fo:widows="2" fo:text-indent="0in" style:auto-text-indent="false"/>
      <style:text-properties fo:font-variant="normal" fo:text-transform="none" fo:color="#000000" style:font-name="Arial" fo:font-size="15pt" fo:letter-spacing="normal" fo:font-style="normal" fo:font-weight="bold" style:font-weight-asian="bold" style:font-weight-complex="bold"/>
    </style:style>
    <style:style style:name="P2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5pt" fo:letter-spacing="normal" fo:font-style="normal" fo:font-weight="normal"/>
    </style:style>
    <style:style style:name="P2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5pt" fo:letter-spacing="normal" fo:font-style="normal" fo:font-weight="normal" officeooo:paragraph-rsid="002a2ca1"/>
    </style:style>
    <style:style style:name="P2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5pt" fo:letter-spacing="normal" fo:font-style="normal" fo:font-weight="bold" style:font-weight-asian="bold" style:font-weight-complex="bold"/>
    </style:style>
    <style:style style:name="P2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5pt" fo:letter-spacing="normal" fo:font-style="normal" fo:font-weight="bold"/>
    </style:style>
    <style:style style:name="P24" style:family="paragraph" style:parent-style-name="Text_20_body">
      <style:paragraph-properties fo:margin-left="0in" fo:margin-right="0in" fo:margin-top="0in" fo:margin-bottom="0in" loext:contextual-spacing="false" fo:orphans="2" fo:widows="2" fo:text-indent="0in" style:auto-text-indent="false"/>
    </style:style>
    <style:style style:name="P25" style:family="paragraph" style:parent-style-name="Text_20_body">
      <style:paragraph-properties fo:margin-left="0in" fo:margin-right="0in" fo:margin-top="0in" fo:margin-bottom="0in" loext:contextual-spacing="false" fo:orphans="2" fo:widows="2" fo:text-indent="0in" style:auto-text-indent="false" fo:break-before="page"/>
      <style:text-properties fo:font-variant="normal" fo:text-transform="none" fo:color="#000000" style:font-name="Arial" fo:font-size="15pt" fo:letter-spacing="normal" fo:font-style="normal" fo:font-weight="normal" officeooo:paragraph-rsid="002a2ca1"/>
    </style:style>
    <style:style style:name="P26" style:family="paragraph" style:parent-style-name="Preformatted_20_Text">
      <style:paragraph-properties style:line-height-at-least="0.2602in"/>
      <style:text-properties officeooo:paragraph-rsid="0023af11" fo:background-color="#f8f8f8"/>
    </style:style>
    <style:style style:name="P27" style:family="paragraph" style:parent-style-name="Preformatted_20_Text">
      <style:paragraph-properties style:line-height-at-least="0.2602in"/>
      <style:text-properties officeooo:paragraph-rsid="0026c795" fo:background-color="#f8f8f8"/>
    </style:style>
    <style:style style:name="P28" style:family="paragraph" style:parent-style-name="Preformatted_20_Text">
      <style:paragraph-properties style:line-height-at-least="0.2602in"/>
      <style:text-properties officeooo:paragraph-rsid="00285023" fo:background-color="#f8f8f8"/>
    </style:style>
    <style:style style:name="T1" style:family="text">
      <style:text-properties fo:color="#008000" fo:font-weight="bold"/>
    </style:style>
    <style:style style:name="T2" style:family="text">
      <style:text-properties fo:font-style="italic"/>
    </style:style>
    <style:style style:name="T3" style:family="text">
      <style:text-properties fo:color="#7d9029"/>
    </style:style>
    <style:style style:name="T4" style:family="text">
      <style:text-properties fo:color="#666666"/>
    </style:style>
    <style:style style:name="T5" style:family="text">
      <style:text-properties fo:color="#ba2121"/>
    </style:style>
    <style:style style:name="T6" style:family="text">
      <style:text-properties fo:color="#408080" fo:font-style="italic"/>
    </style:style>
    <style:style style:name="T7" style:family="text">
      <style:text-properties fo:font-variant="normal" fo:text-transform="none" fo:color="#000000" style:font-name="Arial" fo:font-size="15pt" fo:letter-spacing="normal" fo:font-style="normal" fo:font-weight="normal"/>
    </style:style>
    <style:style style:name="T8" style:family="text">
      <style:text-properties officeooo:rsid="0020f754"/>
    </style:style>
    <style:style style:name="T9" style:family="text">
      <style:text-properties style:text-underline-style="none"/>
    </style:style>
    <style:style style:name="T10" style:family="text">
      <style:text-properties officeooo:rsid="0023af11"/>
    </style:style>
    <style:style style:name="T11" style:family="text">
      <style:text-properties officeooo:rsid="002517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1 HTML</text:p>
      <text:p text:style-name="P12">or HyperText Markup Language, is a markup language used to describe the structure of a web page. It uses a special syntax or notation to organize and give information about the page to the browser.</text:p>
      <text:p text:style-name="P11"/>
      <text:p text:style-name="P10">Elements usually have opening and closing tags that surround and give meaning to content. for example, there are different tag options to place around text to show whether it is a heading, a paragraph, or a list;</text:p>
      <table:table table:name="Table1" table:style-name="Table1">
        <table:table-column table:style-name="Table1.A"/>
        <table:table-column table:style-name="Table1.B"/>
        <table:table-row>
          <table:table-cell table:style-name="Table1.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7">10</text:p>
          </table:table-cell>
          <table:table-cell table:style-name="Table1.A1" office:value-type="string">
            <text:p text:style-name="P2">&lt;<text:span text:style-name="T1">h1</text:span>&gt;Top level heading: Maybe a page title&lt;/<text:span text:style-name="T1">h1</text:span>&gt;</text:p>
            <text:p text:style-name="P3"/>
            <text:p text:style-name="P2">&lt;<text:span text:style-name="T1">p</text:span>&gt;A paragraph of text. Some information we would like to communicate to the </text:p>
            <text:p text:style-name="P2"><text:s text:c="4"/>viewer. This can be as long or short as we would like.&lt;/<text:span text:style-name="T1">p</text:span>&gt;</text:p>
            <text:p text:style-name="P3"/>
            <text:p text:style-name="P2">&lt;<text:span text:style-name="T1">ol</text:span>&gt;</text:p>
            <text:p text:style-name="P2"><text:s text:c="2"/>&lt;<text:span text:style-name="T1">li</text:span>&gt;Number one on the list&lt;/<text:span text:style-name="T1">li</text:span>&gt;</text:p>
            <text:p text:style-name="P2"><text:s text:c="2"/>&lt;<text:span text:style-name="T1">li</text:span>&gt;Number two&lt;/<text:span text:style-name="T1">li</text:span>&gt;</text:p>
            <text:p text:style-name="P2"><text:s text:c="2"/>&lt;<text:span text:style-name="T1">li</text:span>&gt;A third item&lt;/<text:span text:style-name="T1">li</text:span>&gt;</text:p>
            <text:p text:style-name="P8">&lt;/<text:span text:style-name="T1">ol</text:span>&gt;</text:p>
          </table:table-cell>
        </table:table-row>
      </table:table>
      <text:p text:style-name="P16">02 Headings and Subheadings</text:p>
      <text:p text:style-name="P17">h1 elements are often used for main headings, while h2 elements are generally used for subheadings. There are also h3, h4, h5 and h6 elements to indicate different levels of subheadings;</text:p>
      <text:p text:style-name="P18"/>
      <table:table table:name="Table2" table:style-name="Table2">
        <table:table-column table:style-name="Table2.A"/>
        <table:table-column table:style-name="Table2.B"/>
        <table:table-row>
          <table:table-cell table:style-name="Table2.A1" office:value-type="string">
            <text:p text:style-name="P1">1</text:p>
            <text:p text:style-name="P7">2</text:p>
          </table:table-cell>
          <table:table-cell table:style-name="Table2.A1" office:value-type="string">
            <text:p text:style-name="P2">&lt;<text:span text:style-name="T1">h1</text:span>&gt;Hello World&lt;/<text:span text:style-name="T1">h1</text:span>&gt;</text:p>
            <text:p text:style-name="P8">&lt;<text:span text:style-name="T1">h2</text:span>&gt;CatPhotoApp&lt;/<text:span text:style-name="T1">h2</text:span>&gt;</text:p>
          </table:table-cell>
        </table:table-row>
      </table:table>
      <text:p text:style-name="P16">03 Placeholder Text</text:p>
      <text:p text:style-name="P17">Web developers traditionally use lorem ipsum text as placeholder text. The lorem ipsum text is randomly scraped from a famous passage by Cicero of Ancient Rome.</text:p>
      <table:table table:name="Table3" table:style-name="Table3">
        <table:table-column table:style-name="Table3.A"/>
        <table:table-column table:style-name="Table3.B"/>
        <table:table-row>
          <table:table-cell table:style-name="Table3.A1" office:value-type="string">
            <text:p text:style-name="P1">1</text:p>
            <text:p text:style-name="P1">2</text:p>
            <text:p text:style-name="P7">3</text:p>
          </table:table-cell>
          <table:table-cell table:style-name="Table3.A1" office:value-type="string">
            <text:p text:style-name="P2">&lt;<text:span text:style-name="T1">p</text:span>&gt;"Kitty ipsum dolor sit amet, shed everywhere shed everywhere stretching </text:p>
            <text:p text:style-name="P2">attack your ankles chase the red dot, hairball run catnip eat the grass sniff."</text:p>
            <text:p text:style-name="P8">&lt;/<text:span text:style-name="T1">p</text:span>&gt;</text:p>
          </table:table-cell>
        </table:table-row>
      </table:table>
      <text:p text:style-name="P16">04 Commenting</text:p>
      <text:p text:style-name="P17"><text:soft-page-break/>Is a way that you can leave comments for other developers within your code without affecting the resulting output that is displayed to the end user.<text:line-break/><text:line-break/>Commenting is also a convenient way to make code inactive without having to delete it entirely.<text:line-break/><text:line-break/>Comments in HTML start with &lt;!-- and end with a --&gt;</text:p>
      <table:table table:name="Table4" table:style-name="Table4">
        <table:table-column table:style-name="Table4.A"/>
        <table:table-column table:style-name="Table4.B"/>
        <table:table-row>
          <table:table-cell table:style-name="Table4.A1" office:value-type="string">
            <text:p text:style-name="P1">1</text:p>
            <text:p text:style-name="P1">2</text:p>
            <text:p text:style-name="P1">3</text:p>
            <text:p text:style-name="P7">4</text:p>
          </table:table-cell>
          <table:table-cell table:style-name="Table4.A1" office:value-type="string">
            <text:p text:style-name="P4">&lt;!--</text:p>
            <text:p text:style-name="P4">&lt;p&gt;Kitty ipsum dolor sit amet, shed everywhere shed everywhere stretching attack</text:p>
            <text:p text:style-name="P5"><text:s/><text:span text:style-name="T2">your ankles chase the red dot, hairball run catnip eat the grass sniff.&lt;/p&gt;</text:span></text:p>
            <text:p text:style-name="P9">--&gt;</text:p>
          </table:table-cell>
        </table:table-row>
      </table:table>
      <text:p text:style-name="P16">05 &lt;main&gt;&lt;/main&gt; HTML5</text:p>
      <text:p text:style-name="P17">The main HTML5 tag helps search engines and other developers find the main content of your page.<text:line-break/><text:line-break/>Example usage, a main element with two child elements nested inside it:</text:p>
      <table:table table:name="Table5" table:style-name="Table5">
        <table:table-column table:style-name="Table5.A"/>
        <table:table-column table:style-name="Table5.B"/>
        <table:table-row>
          <table:table-cell table:style-name="Table5.A1" office:value-type="string">
            <text:p text:style-name="P1">1</text:p>
            <text:p text:style-name="P1">2</text:p>
            <text:p text:style-name="P1">3</text:p>
            <text:p text:style-name="P7">4</text:p>
          </table:table-cell>
          <table:table-cell table:style-name="Table5.A1" office:value-type="string">
            <text:p text:style-name="P2">&lt;<text:span text:style-name="T1">main</text:span>&gt;</text:p>
            <text:p text:style-name="P2"><text:s text:c="4"/>&lt;<text:span text:style-name="T1">h1</text:span>&gt;Hello World&lt;/<text:span text:style-name="T1">h1</text:span>&gt;</text:p>
            <text:p text:style-name="P2"><text:s text:c="4"/>&lt;<text:span text:style-name="T1">p</text:span>&gt;Hello Paragraph&lt;/<text:span text:style-name="T1">p</text:span>&gt;</text:p>
            <text:p text:style-name="P8">&lt;/<text:span text:style-name="T1">main</text:span>&gt;</text:p>
          </table:table-cell>
        </table:table-row>
      </table:table>
      <text:p text:style-name="P16">06 Adding Images HTML &amp; HTML5</text:p>
      <text:p text:style-name="P17">You can add images to your website by using the img element, and point to a specific image's URL using the src attribute. An example of this would be:</text:p>
      <table:table table:name="Table6" table:style-name="Table6">
        <table:table-column table:style-name="Table6.A"/>
        <table:table-column table:style-name="Table6.B"/>
        <table:table-row>
          <table:table-cell table:style-name="Table6.A1" office:value-type="string">
            <text:p text:style-name="P7">1</text:p>
          </table:table-cell>
          <table:table-cell table:style-name="Table6.A1" office:value-type="string">
            <text:p text:style-name="P8">&lt;<text:span text:style-name="T1">img</text:span> <text:span text:style-name="T3">src</text:span><text:span text:style-name="T4">=</text:span><text:span text:style-name="T5">"https://www.freecatphotoapp.com/your-image.jpg"</text:span>&gt;</text:p>
          </table:table-cell>
        </table:table-row>
      </table:table>
      <text:p text:style-name="P17">Note that img elements are self-closing.</text:p>
      <text:p text:style-name="P18"/>
      <text:p text:style-name="P17">All img elements must have an <text:span text:style-name="T9">alt attribute</text:span>. The text inside an alt attribute <text:line-break/>is used for screen readers to improve accessibility and is displayed if the <text:line-break/>image fails to load;</text:p>
      <table:table table:name="Table7" table:style-name="Table7">
        <table:table-column table:style-name="Table7.A"/>
        <table:table-column table:style-name="Table7.B"/>
        <table:table-row>
          <table:table-cell table:style-name="Table7.A1" office:value-type="string">
            <text:p text:style-name="P1">1</text:p>
            <text:p text:style-name="P7">2</text:p>
          </table:table-cell>
          <table:table-cell table:style-name="Table7.A1" office:value-type="string">
            <text:p text:style-name="P2">&lt;<text:span text:style-name="T1">img</text:span> <text:span text:style-name="T3">src</text:span><text:span text:style-name="T4">=</text:span><text:span text:style-name="T5">"https://www.freecatphotoapp.com/your-image.jpg"</text:span> <text:span text:style-name="T3">alt</text:span><text:span text:style-name="T4">=</text:span><text:span text:style-name="T5">"A business cat</text:span></text:p>
            <text:p text:style-name="P8"><text:span text:style-name="T5"><text:s/>wearing a necktie."</text:span>&gt;</text:p>
          </table:table-cell>
        </table:table-row>
      </table:table>
      <text:p text:style-name="P17"><text:soft-page-break/>Ideally the alt attribute should not contain special characters unless needed.<text:line-break/>Note: If the image is purely decorative, using an empty alt attribute is a <text:line-break/>best practice.</text:p>
      <text:p text:style-name="P18"/>
      <text:p text:style-name="P16">07 Anchor Elements &lt;a&gt;&lt;/a&gt;</text:p>
      <text:p text:style-name="P17">You can use a<text:span text:style-name="T8">n</text:span> (anchor) element to link to content outside of your web page.</text:p>
      <text:p text:style-name="P17"><text:line-break/>&lt;a&gt; elements need a destination web address called an href attribute. They also need anchor text. Here's an example:</text:p>
      <table:table table:name="Table8" table:style-name="Table8">
        <table:table-column table:style-name="Table8.A"/>
        <table:table-column table:style-name="Table8.B"/>
        <table:table-row>
          <table:table-cell table:style-name="Table8.A1" office:value-type="string">
            <text:p text:style-name="P7">1</text:p>
          </table:table-cell>
          <table:table-cell table:style-name="Table8.A1" office:value-type="string">
            <text:p text:style-name="P8">&lt;<text:span text:style-name="T1">a</text:span> <text:span text:style-name="T3">href</text:span><text:span text:style-name="T4">=</text:span><text:span text:style-name="T5">"https://freecodecamp.org"</text:span>&gt;this links to freecodecamp.org&lt;/<text:span text:style-name="T1">a</text:span>&gt;</text:p>
          </table:table-cell>
        </table:table-row>
      </table:table>
      <text:p text:style-name="P17">Note: The target="_blank" attribute for the anchor tag causes linked document to open in new window tab;</text:p>
      <table:table table:name="Table9" table:style-name="Table9">
        <table:table-column table:style-name="Table9.A"/>
        <table:table-column table:style-name="Table9.B"/>
        <table:table-row>
          <table:table-cell table:style-name="Table9.A1" office:value-type="string">
            <text:p text:style-name="P7">1</text:p>
          </table:table-cell>
          <table:table-cell table:style-name="Table9.A1" office:value-type="string">
            <text:p text:style-name="P8">&lt;<text:span text:style-name="T1">a</text:span> <text:span text:style-name="T3">href</text:span><text:span text:style-name="T4">=</text:span><text:span text:style-name="T5">"https://freecatphotoapp.com"</text:span> <text:span text:style-name="T3">target</text:span><text:span text:style-name="T4">=</text:span><text:span text:style-name="T5">"_blank"</text:span>&gt;cat photos&lt;/<text:span text:style-name="T1">a</text:span>&gt;</text:p>
          </table:table-cell>
        </table:table-row>
      </table:table>
      <text:p text:style-name="P16">08 Link to Internal Sections of a Page with Anchor Elements</text:p>
      <text:p text:style-name="P17">(anchor) elements can also be used to create internal links to jump to different sections within a <text:span text:style-name="T8">web page.</text:span><text:line-break/><text:line-break/>To create an internal link, you assign a link's href attribute to a hash symbol # plus the value of the id attribute for the element that you want to internally link to, usually further down the page. You then need to add the same id attribute to the element you are linking to. An id is an attribute that uniquely describes an element.<text:line-break/><text:line-break/>Below is an example of an internal anchor link and its target element:</text:p>
      <table:table table:name="Table10" table:style-name="Table10">
        <table:table-column table:style-name="Table10.A"/>
        <table:table-column table:style-name="Table10.B"/>
        <table:table-row>
          <table:table-cell table:style-name="Table10.A1" office:value-type="string">
            <text:p text:style-name="P1">1</text:p>
            <text:p text:style-name="P1">2</text:p>
            <text:p text:style-name="P7">3</text:p>
          </table:table-cell>
          <table:table-cell table:style-name="Table10.A1" office:value-type="string">
            <text:p text:style-name="P2">&lt;<text:span text:style-name="T1">a</text:span> <text:span text:style-name="T3">href</text:span><text:span text:style-name="T4">=</text:span><text:span text:style-name="T5">"#contacts-header"</text:span>&gt;Contacts&lt;/<text:span text:style-name="T1">a</text:span>&gt;</text:p>
            <text:p text:style-name="P2">...</text:p>
            <text:p text:style-name="P8">&lt;<text:span text:style-name="T1">h2</text:span> <text:span text:style-name="T3">id</text:span><text:span text:style-name="T4">=</text:span><text:span text:style-name="T5">"contacts-header"</text:span>&gt;Contacts&lt;/<text:span text:style-name="T1">h2</text:span>&gt;</text:p>
          </table:table-cell>
        </table:table-row>
      </table:table>
      <text:p text:style-name="P17">When users click the Contacts link, they'll be taken to the section of the <text:line-break/>webpage with the Contacts header element.</text:p>
      <text:p text:style-name="P18"/>
      <text:p text:style-name="P16"><text:soft-page-break/>09 Nest an Anchor Element within a Paragraph</text:p>
      <text:p text:style-name="P13">You can nest links within other text elements.</text:p>
      <table:table table:name="Table11" table:style-name="Table11">
        <table:table-column table:style-name="Table11.A"/>
        <table:table-column table:style-name="Table11.B"/>
        <table:table-row>
          <table:table-cell table:style-name="Table11.A1" office:value-type="string">
            <text:p text:style-name="P1">1</text:p>
            <text:p text:style-name="P7">2</text:p>
          </table:table-cell>
          <table:table-cell table:style-name="Table11.A1" office:value-type="string">
            <text:p text:style-name="P2">&lt;<text:span text:style-name="T1">p</text:span>&gt;View more &lt;<text:span text:style-name="T1">a</text:span> <text:span text:style-name="T3">href</text:span><text:span text:style-name="T4">=</text:span><text:span text:style-name="T5">"https://freecatphotoapp.com"</text:span> <text:span text:style-name="T3">target</text:span><text:span text:style-name="T4">=</text:span><text:span text:style-name="T5">"_blank"</text:span>&gt;cat </text:p>
            <text:p text:style-name="P8">photos&lt;/<text:span text:style-name="T1">a</text:span>&gt;&lt;/<text:span text:style-name="T1">p</text:span>&gt;</text:p>
          </table:table-cell>
        </table:table-row>
      </table:table>
      <text:p text:style-name="P13">Let's break down the example: </text:p>
      <text:p text:style-name="P13">- Normal text is wrapped in the p element:<text:line-break/>&lt;p&gt; Here's a ... for you to follow. &lt;/p&gt; </text:p>
      <text:p text:style-name="P15">- Next is the anchor element &lt;a&gt; (which requires a closing tag &lt;/a&gt;):<text:line-break/>&lt;a&gt; ... &lt;/a&gt; target is an anchor tag attribute that specifies where to open the link and the value "_blank" specifies to open the link in a new tab href is an anchor tag attribute that contains the URL address of the link:</text:p>
      <text:p text:style-name="P14">10 Make Dead Links Using the Hash Symbol</text:p>
      <text:p text:style-name="P13">Sometimes you want to add a<text:span text:style-name="T10">nchor</text:span> elements to your website before you know where they will link. This is also handy when you're changing the behavior of a link using JavaScript, which we'll learn about later.</text:p>
      <table:table table:name="Table12" table:style-name="Table12">
        <table:table-column table:style-name="Table12.A"/>
        <table:table-column table:style-name="Table12.B"/>
        <table:table-row>
          <table:table-cell table:style-name="Table12.A1" office:value-type="string">
            <text:p text:style-name="P7">1</text:p>
          </table:table-cell>
          <table:table-cell table:style-name="Table12.A1" office:value-type="string">
            <text:p text:style-name="P8">&lt;<text:span text:style-name="T1">p</text:span>&gt;Click here to view more &lt;<text:span text:style-name="T1">a</text:span> <text:span text:style-name="T3">href</text:span><text:span text:style-name="T4">=</text:span><text:span text:style-name="T5">"#"</text:span> <text:span text:style-name="T3">target</text:span><text:span text:style-name="T4">=</text:span><text:span text:style-name="T5">"_blank"</text:span>&gt;cat photo&lt;/<text:span text:style-name="T1">a</text:span>&gt;&lt;/<text:span text:style-name="T1">p</text:span>&gt;</text:p>
          </table:table-cell>
        </table:table-row>
      </table:table>
      <text:p text:style-name="P14">11 Turn an Image into a Link</text:p>
      <text:p text:style-name="P13">You can make elements into links by nesting them within an a<text:span text:style-name="T10">nchor</text:span> element. Here's an example:</text:p>
      <table:table table:name="Table13" table:style-name="Table13">
        <table:table-column table:style-name="Table13.A"/>
        <table:table-column table:style-name="Table13.B"/>
        <table:table-row>
          <table:table-cell table:style-name="Table13.A1" office:value-type="string">
            <text:p text:style-name="P1">1</text:p>
            <text:p text:style-name="P7">2</text:p>
          </table:table-cell>
          <table:table-cell table:style-name="Table13.A1" office:value-type="string">
            <text:p text:style-name="P26">&lt;<text:span text:style-name="T1">a</text:span> <text:span text:style-name="T3">href</text:span><text:span text:style-name="T4">=</text:span><text:span text:style-name="T5">"#"</text:span>&gt;&lt;<text:span text:style-name="T1">img</text:span> <text:span text:style-name="T3">src</text:span><text:span text:style-name="T4">=</text:span><text:span text:style-name="T5">"https://bit.ly/fcc-running-cats"</text:span> </text:p>
            <text:p text:style-name="P26"><text:span text:style-name="T3">alt</text:span><text:span text:style-name="T4">=</text:span><text:span text:style-name="T5">"Three kittens running towards the camera."</text:span>&gt;&lt;/<text:span text:style-name="T1">a</text:span>&gt;</text:p>
          </table:table-cell>
        </table:table-row>
      </table:table>
      <text:p text:style-name="P13"/>
      <text:p text:style-name="P22">12 Create a Bulleted Unordered List</text:p>
      <text:p text:style-name="P13">HTML has a special element for creating unordered lists, or bullet point style lists. Unordered lists start with an opening &lt;ul&gt; element, followed by any number of &lt;li&gt; elements. Finally, unordered lists close with a &lt;/ul&gt; For example:</text:p>
      <table:table table:name="Table14" table:style-name="Table14">
        <table:table-column table:style-name="Table14.A"/>
        <table:table-column table:style-name="Table14.B"/>
        <table:table-row>
          <table:table-cell table:style-name="Table14.A1" office:value-type="string">
            <text:p text:style-name="P1">1</text:p>
            <text:p text:style-name="P1">2</text:p>
            <text:p text:style-name="P1">3</text:p>
            <text:p text:style-name="P7"><text:soft-page-break/>4</text:p>
          </table:table-cell>
          <table:table-cell table:style-name="Table14.A1" office:value-type="string">
            <text:p text:style-name="P2">&lt;<text:span text:style-name="T1">ul</text:span>&gt;</text:p>
            <text:p text:style-name="P2"><text:s text:c="2"/>&lt;<text:span text:style-name="T1">li</text:span>&gt;milk&lt;/<text:span text:style-name="T1">li</text:span>&gt;</text:p>
            <text:p text:style-name="P2"><text:s text:c="2"/>&lt;<text:span text:style-name="T1">li</text:span>&gt;cheese&lt;/<text:span text:style-name="T1">li</text:span>&gt;</text:p>
            <text:p text:style-name="P8"><text:soft-page-break/>&lt;/<text:span text:style-name="T1">ul</text:span>&gt;</text:p>
          </table:table-cell>
        </table:table-row>
      </table:table>
      <text:p text:style-name="P14">13 Create an Ordered List</text:p>
      <text:p text:style-name="P13">HTML has another special element for creating ordered lists, or numbered lists. Ordered lists start with an opening &lt;ol&gt; element, followed by any number of &lt;li&gt; elements. Finally, ordered lists are closed with the &lt;/ol&gt; tag. For example:</text:p>
      <table:table table:name="Table15" table:style-name="Table15">
        <table:table-column table:style-name="Table15.A"/>
        <table:table-column table:style-name="Table15.B"/>
        <table:table-row>
          <table:table-cell table:style-name="Table15.A1" office:value-type="string">
            <text:p text:style-name="P1">1</text:p>
            <text:p text:style-name="P1">2</text:p>
            <text:p text:style-name="P1">3</text:p>
            <text:p text:style-name="P7">4</text:p>
          </table:table-cell>
          <table:table-cell table:style-name="Table15.A1" office:value-type="string">
            <text:p text:style-name="P2">&lt;<text:span text:style-name="T1">ol</text:span>&gt;</text:p>
            <text:p text:style-name="P2"><text:s text:c="2"/>&lt;<text:span text:style-name="T1">li</text:span>&gt;Garfield&lt;/<text:span text:style-name="T1">li</text:span>&gt;</text:p>
            <text:p text:style-name="P2"><text:s text:c="2"/>&lt;<text:span text:style-name="T1">li</text:span>&gt;Sylvester&lt;/<text:span text:style-name="T1">li</text:span>&gt;</text:p>
            <text:p text:style-name="P8">&lt;/<text:span text:style-name="T1">ol</text:span>&gt;</text:p>
          </table:table-cell>
        </table:table-row>
      </table:table>
      <text:p text:style-name="P14">14 Create a Text Field</text:p>
      <text:p text:style-name="P13">Now let's create a web form. input elements are a convenient way to get input from your user. You can create a text input like this:</text:p>
      <table:table table:name="Table16" table:style-name="Table16">
        <table:table-column table:style-name="Table16.A"/>
        <table:table-column table:style-name="Table16.B"/>
        <table:table-row>
          <table:table-cell table:style-name="Table16.A1" office:value-type="string">
            <text:p text:style-name="P7">1</text:p>
          </table:table-cell>
          <table:table-cell table:style-name="Table16.A1" office:value-type="string">
            <text:p text:style-name="P8">&lt;<text:span text:style-name="T1">input</text:span> <text:span text:style-name="T3">type</text:span><text:span text:style-name="T4">=</text:span><text:span text:style-name="T5">"text"</text:span>&gt;</text:p>
          </table:table-cell>
        </table:table-row>
      </table:table>
      <text:p text:style-name="P13">Note that input elements are self-closing.</text:p>
      <text:p text:style-name="P13"/>
      <text:p text:style-name="P14">14 Add Placeholder Text to a Text Field</text:p>
      <text:p text:style-name="P13">Placeholder text is what is displayed in your input element before your user has inputted anything. You can create placeholder text like so:</text:p>
      <table:table table:name="Table17" table:style-name="Table17">
        <table:table-column table:style-name="Table17.A"/>
        <table:table-column table:style-name="Table17.B"/>
        <table:table-row>
          <table:table-cell table:style-name="Table17.A1" office:value-type="string">
            <text:p text:style-name="P7">1</text:p>
          </table:table-cell>
          <table:table-cell table:style-name="Table17.A1" office:value-type="string">
            <text:p text:style-name="P8">&lt;<text:span text:style-name="T1">input</text:span> <text:span text:style-name="T3">type</text:span><text:span text:style-name="T4">=</text:span><text:span text:style-name="T5">"text"</text:span> <text:span text:style-name="T3">placeholder</text:span><text:span text:style-name="T4">=</text:span><text:span text:style-name="T5">"this is placeholder text"</text:span>&gt;</text:p>
          </table:table-cell>
        </table:table-row>
      </table:table>
      <text:p text:style-name="P13">Note: Remember that input elements are self-closing.</text:p>
      <text:p text:style-name="P13"/>
      <text:p text:style-name="P14">15 Create a Form Element</text:p>
      <text:p text:style-name="P13">You can build web forms that actually submit data to a server using nothing more than pure HTML. You can do this by specifying an action attribute on your form element. For example:</text:p>
      <table:table table:name="Table18" table:style-name="Table18">
        <table:table-column table:style-name="Table18.A"/>
        <table:table-column table:style-name="Table18.B"/>
        <table:table-row>
          <table:table-cell table:style-name="Table18.A1" office:value-type="string">
            <text:p text:style-name="P1">1</text:p>
            <text:p text:style-name="P1">2</text:p>
            <text:p text:style-name="P7">3</text:p>
          </table:table-cell>
          <table:table-cell table:style-name="Table18.A1" office:value-type="string">
            <text:p text:style-name="P2">&lt;<text:span text:style-name="T1">form</text:span> <text:span text:style-name="T3">action</text:span><text:span text:style-name="T4">=</text:span><text:span text:style-name="T5">"https://freecatphotoapp.com/submit-cat-photo"</text:span>&gt;</text:p>
            <text:p text:style-name="P2"><text:s text:c="8"/>&lt;<text:span text:style-name="T1">input</text:span> <text:span text:style-name="T3">type</text:span><text:span text:style-name="T4">=</text:span><text:span text:style-name="T5">"text"</text:span> <text:span text:style-name="T3">placeholder</text:span><text:span text:style-name="T4">=</text:span><text:span text:style-name="T5">"cat photo URL"</text:span>&gt;</text:p>
            <text:p text:style-name="P8"><text:s/>&lt;/<text:span text:style-name="T1">form</text:span>&gt;</text:p>
          </table:table-cell>
        </table:table-row>
      </table:table>
      <text:p text:style-name="P14"/>
      <text:p text:style-name="P14"><text:soft-page-break/>16 Add a Submit Button to a Form</text:p>
      <text:p text:style-name="P13">Let's add a submit button to your form. Clicking this button will send the data from your form to the URL you specified with your form's action attribute. Here's an example submit button:</text:p>
      <table:table table:name="Table19" table:style-name="Table19">
        <table:table-column table:style-name="Table19.A"/>
        <table:table-column table:style-name="Table19.B"/>
        <table:table-row>
          <table:table-cell table:style-name="Table19.A1" office:value-type="string">
            <text:p text:style-name="P1">1</text:p>
            <text:p text:style-name="P1">2</text:p>
            <text:p text:style-name="P1">3</text:p>
            <text:p text:style-name="P1">4</text:p>
            <text:p text:style-name="P1">5</text:p>
            <text:p text:style-name="P7">6</text:p>
          </table:table-cell>
          <table:table-cell table:style-name="Table19.A1" office:value-type="string">
            <text:p text:style-name="P2">&lt;<text:span text:style-name="T1">form</text:span> <text:span text:style-name="T3">action</text:span><text:span text:style-name="T4">=</text:span><text:span text:style-name="T5">"https://freecatphotoapp.com/submit-cat-photo&gt;"</text:span>&gt;</text:p>
            <text:p text:style-name="P2"><text:s text:c="8"/>&lt;<text:span text:style-name="T1">input</text:span> <text:span text:style-name="T3">type</text:span><text:span text:style-name="T4">=</text:span><text:span text:style-name="T5">"text"</text:span> <text:span text:style-name="T3">placeholder</text:span><text:span text:style-name="T4">=</text:span><text:span text:style-name="T5">"cat photo URL"</text:span>&gt;</text:p>
            <text:p text:style-name="P2"><text:s text:c="8"/><text:span text:style-name="T6">&lt;!--**HERE**--&gt;</text:span></text:p>
            <text:p text:style-name="P2"><text:s text:c="8"/>&lt;<text:span text:style-name="T1">button</text:span> <text:span text:style-name="T3">type</text:span><text:span text:style-name="T4">=</text:span><text:span text:style-name="T5">"submit"</text:span>&gt;Submit&lt;/<text:span text:style-name="T1">button</text:span>&gt;</text:p>
            <text:p text:style-name="P2"><text:s text:c="8"/><text:span text:style-name="T6">&lt;!--**HERE**--&gt;</text:span></text:p>
            <text:p text:style-name="P8">&lt;/<text:span text:style-name="T1">form</text:span>&gt;</text:p>
          </table:table-cell>
        </table:table-row>
      </table:table>
      <text:p text:style-name="P14">17 Use HTML5 to Require a Field</text:p>
      <text:p text:style-name="P13">You can require specific form fields so that your user will not be able to <text:line-break/>submit your form until he or she has filled them out. For example, if you <text:line-break/>wanted to make a text input field required, you can just add the attribute <text:line-break/>required within your input element, like this:</text:p>
      <table:table table:name="Table20" table:style-name="Table20">
        <table:table-column table:style-name="Table20.A"/>
        <table:table-column table:style-name="Table20.B"/>
        <table:table-row>
          <table:table-cell table:style-name="Table20.A1" office:value-type="string">
            <text:p text:style-name="P1">1</text:p>
            <text:p text:style-name="P1">2</text:p>
            <text:p text:style-name="P1">3</text:p>
            <text:p text:style-name="P1">4</text:p>
            <text:p text:style-name="P1">5</text:p>
            <text:p text:style-name="P7">6</text:p>
          </table:table-cell>
          <table:table-cell table:style-name="Table20.A1" office:value-type="string">
            <text:p text:style-name="P2">&lt;<text:span text:style-name="T1">form</text:span> <text:span text:style-name="T3">action</text:span><text:span text:style-name="T4">=</text:span><text:span text:style-name="T5">"https://freecatphotoapp.com/submit-cat-photo"</text:span>&gt;</text:p>
            <text:p text:style-name="P2"><text:s text:c="8"/><text:span text:style-name="T6">&lt;!--**HERE**--&gt;</text:span></text:p>
            <text:p text:style-name="P2"><text:s text:c="8"/>&lt;<text:span text:style-name="T1">input</text:span> <text:span text:style-name="T3">type</text:span><text:span text:style-name="T4">=</text:span><text:span text:style-name="T5">"text"</text:span> <text:span text:style-name="T3">required</text:span> <text:span text:style-name="T3">placeholder</text:span><text:span text:style-name="T4">=</text:span><text:span text:style-name="T5">"cat photo URL"</text:span>&gt;</text:p>
            <text:p text:style-name="P2"><text:s text:c="8"/><text:span text:style-name="T6">&lt;!--**HERE**--&gt;</text:span></text:p>
            <text:p text:style-name="P2"><text:s text:c="8"/>&lt;<text:span text:style-name="T1">button</text:span> <text:span text:style-name="T3">type</text:span><text:span text:style-name="T4">=</text:span><text:span text:style-name="T5">"submit"</text:span>&gt;Submit&lt;/<text:span text:style-name="T1">button</text:span>&gt;</text:p>
            <text:p text:style-name="P8"><text:s text:c="4"/>&lt;/<text:span text:style-name="T1">form</text:span>&gt;</text:p>
          </table:table-cell>
        </table:table-row>
      </table:table>
      <text:p text:style-name="P14">18 Create a Set of Radio Buttons</text:p>
      <text:p text:style-name="P13">You can use radio buttons for questions where you want the user to only give you one answer out of multiple options.<text:line-break/><text:line-break/>Radio buttons are a type of input.<text:line-break/><text:line-break/>Each of your radio buttons can be nested within its own label element. By <text:line-break/>wrapping an input element inside of a label element it will automatically <text:line-break/>associate the radio button input with the label element surrounding it.<text:line-break/><text:line-break/>All related radio buttons should have the same name attribute to create a radio button group. By creating a radio group, selecting any single radio <text:soft-page-break/>button will automatically deselect the other buttons within the same group ensuring only one answer is provided by the user.<text:line-break/><text:line-break/>Here's an example of a radio button:</text:p>
      <table:table table:name="Table21" table:style-name="Table21">
        <table:table-column table:style-name="Table21.A"/>
        <table:table-column table:style-name="Table21.B"/>
        <table:table-row>
          <table:table-cell table:style-name="Table21.A1" office:value-type="string">
            <text:p text:style-name="P1">1</text:p>
            <text:p text:style-name="P1">2</text:p>
            <text:p text:style-name="P7">3</text:p>
          </table:table-cell>
          <table:table-cell table:style-name="Table21.A1" office:value-type="string">
            <text:p text:style-name="P2">&lt;<text:span text:style-name="T1">label</text:span>&gt; </text:p>
            <text:p text:style-name="P2"><text:s text:c="2"/>&lt;<text:span text:style-name="T1">input</text:span> <text:span text:style-name="T3">type</text:span><text:span text:style-name="T4">=</text:span><text:span text:style-name="T5">"radio"</text:span> <text:span text:style-name="T3">name</text:span><text:span text:style-name="T4">=</text:span><text:span text:style-name="T5">"indoor-outdoor"</text:span>&gt;Indoor </text:p>
            <text:p text:style-name="P8">&lt;/<text:span text:style-name="T1">label</text:span>&gt;</text:p>
          </table:table-cell>
        </table:table-row>
      </table:table>
      <text:p text:style-name="P24"><text:span text:style-name="T7">It is considered best practice to set a for attribute on the label element, with a value that matches the value of the id attribute of the input element. This </text:span><text:line-break/><text:span text:style-name="T7">allows assistive technologies to create a linked relationship between the label and the child input element. For example:</text:span></text:p>
      <table:table table:name="Table22" table:style-name="Table22">
        <table:table-column table:style-name="Table22.A"/>
        <table:table-column table:style-name="Table22.B"/>
        <table:table-row>
          <table:table-cell table:style-name="Table22.A1" office:value-type="string">
            <text:p text:style-name="P1">1</text:p>
            <text:p text:style-name="P1">2</text:p>
            <text:p text:style-name="P7">3</text:p>
          </table:table-cell>
          <table:table-cell table:style-name="Table22.A1" office:value-type="string">
            <text:p text:style-name="P2">&lt;<text:span text:style-name="T1">label</text:span> <text:span text:style-name="T3">for</text:span><text:span text:style-name="T4">=</text:span><text:span text:style-name="T5">"indoor"</text:span>&gt; </text:p>
            <text:p text:style-name="P2"><text:s text:c="2"/>&lt;<text:span text:style-name="T1">input</text:span> <text:span text:style-name="T3">id</text:span><text:span text:style-name="T4">=</text:span><text:span text:style-name="T5">"indoor"</text:span> <text:span text:style-name="T3">type</text:span><text:span text:style-name="T4">=</text:span><text:span text:style-name="T5">"radio"</text:span> <text:span text:style-name="T3">name</text:span><text:span text:style-name="T4">=</text:span><text:span text:style-name="T5">"indoor-outdoor"</text:span>&gt;Indoor </text:p>
            <text:p text:style-name="P8">&lt;/<text:span text:style-name="T1">label</text:span>&gt;</text:p>
          </table:table-cell>
        </table:table-row>
      </table:table>
      <text:p text:style-name="P14"/>
      <text:p text:style-name="P14">19 Create a Set of Checkboxes</text:p>
      <text:p text:style-name="P13">Forms commonly use checkboxes for questions that may have more than one answer.<text:line-break/><text:line-break/>Checkboxes are a type of input.<text:line-break/><text:line-break/>Each of your checkboxes can be nested within its own label element. By wrapping an input element inside of a label element it will automatically associate the checkbox input with the label element surrounding it.<text:line-break/><text:line-break/>All related checkbox inputs should have the same name attribute.<text:line-break/><text:line-break/>It is considered best practice to explicitly define the relationship between a <text:line-break/>checkbox input and its corresponding label by setting the for attribute on the label element to match the id attribute of the associated input element.<text:line-break/><text:line-break/>Here's an example of a checkbox:</text:p>
      <table:table table:name="Table23" table:style-name="Table23">
        <table:table-column table:style-name="Table23.A"/>
        <table:table-column table:style-name="Table23.B"/>
        <text:soft-page-break/>
        <table:table-row>
          <table:table-cell table:style-name="Table23.A1" office:value-type="string">
            <text:p text:style-name="P1">1</text:p>
            <text:p text:style-name="P7">2</text:p>
          </table:table-cell>
          <table:table-cell table:style-name="Table23.A1" office:value-type="string">
            <text:p text:style-name="P27">&lt;<text:span text:style-name="T1">label</text:span> <text:span text:style-name="T3">for</text:span><text:span text:style-name="T4">=</text:span><text:span text:style-name="T5">"loving"</text:span>&gt;&lt;<text:span text:style-name="T1">input</text:span> <text:span text:style-name="T3">id</text:span><text:span text:style-name="T4">=</text:span><text:span text:style-name="T5">"loving"</text:span> <text:span text:style-name="T3">type</text:span><text:span text:style-name="T4">=</text:span><text:span text:style-name="T5">"checkbox"</text:span> </text:p>
            <text:p text:style-name="P27"><text:span text:style-name="T3">name</text:span><text:span text:style-name="T4">=</text:span><text:span text:style-name="T5">"personality"</text:span>&gt;oving&lt;/<text:span text:style-name="T1">label</text:span>&gt;</text:p>
          </table:table-cell>
        </table:table-row>
      </table:table>
      <text:p text:style-name="P14">20 Use the value attribute with Radio Buttons and Checkboxes</text:p>
      <text:p text:style-name="P13">When a form gets submitted, the data is sent to the server and includes entries for the options selected. Inputs of type radio and checkbox report their values from the value attribute.<text:line-break/><text:line-break/>For example:</text:p>
      <table:table table:name="Table24" table:style-name="Table24">
        <table:table-column table:style-name="Table24.A"/>
        <table:table-column table:style-name="Table24.B"/>
        <table:table-row>
          <table:table-cell table:style-name="Table24.A1" office:value-type="string">
            <text:p text:style-name="P1">1</text:p>
            <text:p text:style-name="P1">2</text:p>
            <text:p text:style-name="P1">3</text:p>
            <text:p text:style-name="P1">4</text:p>
            <text:p text:style-name="P1">5</text:p>
            <text:p text:style-name="P7">6</text:p>
          </table:table-cell>
          <table:table-cell table:style-name="Table24.A1" office:value-type="string">
            <text:p text:style-name="P2">&lt;<text:span text:style-name="T1">label</text:span> <text:span text:style-name="T3">for</text:span><text:span text:style-name="T4">=</text:span><text:span text:style-name="T5">"indoor"</text:span>&gt;</text:p>
            <text:p text:style-name="P28"><text:s text:c="2"/>&lt;<text:span text:style-name="T1">input</text:span> <text:span text:style-name="T3">id</text:span><text:span text:style-name="T4">=</text:span><text:span text:style-name="T5">"indoor"</text:span> <text:span text:style-name="T3">value</text:span><text:span text:style-name="T4">=</text:span><text:span text:style-name="T5">"indoor"</text:span> <text:span text:style-name="T3">type</text:span><text:span text:style-name="T4">=</text:span><text:span text:style-name="T5">"radio"</text:span> </text:p>
            <text:p text:style-name="P28"><text:span text:style-name="T3">name</text:span><text:span text:style-name="T4">=</text:span><text:span text:style-name="T5">"indoor-outdoor"</text:span>&gt;Indoor</text:p>
            <text:p text:style-name="P2">&lt;/<text:span text:style-name="T1">label</text:span>&gt;</text:p>
            <text:p text:style-name="P2">&lt;<text:span text:style-name="T1">label</text:span> <text:span text:style-name="T3">for</text:span><text:span text:style-name="T4">=</text:span><text:span text:style-name="T5">"outdoor"</text:span>&gt;</text:p>
            <text:p text:style-name="P28"><text:s text:c="2"/>&lt;<text:span text:style-name="T1">input</text:span> <text:span text:style-name="T3">id</text:span><text:span text:style-name="T4">=</text:span><text:span text:style-name="T5">"outdoor"</text:span> <text:span text:style-name="T3">value</text:span><text:span text:style-name="T4">=</text:span><text:span text:style-name="T5">"outdoor"</text:span> <text:span text:style-name="T3">type</text:span><text:span text:style-name="T4">=</text:span><text:span text:style-name="T5">"radio"</text:span> </text:p>
            <text:p text:style-name="P28"><text:span text:style-name="T3">name</text:span><text:span text:style-name="T4">=</text:span><text:span text:style-name="T5">"indoor-outdoor"</text:span>&gt;Outdoor</text:p>
            <text:p text:style-name="P8">&lt;/<text:span text:style-name="T1">label</text:span>&gt;</text:p>
          </table:table-cell>
        </table:table-row>
      </table:table>
      <text:p text:style-name="P13">Here, you have two radio inputs. When the user submits the form with the indoor option selected, the form data will include the line: indoor-outdoor=indoor. This is from the name and value attributes of the "indoor" input.<text:line-break/><text:line-break/>If you omit the value attribute, the submitted form data uses the default value, which is on. In this scenario, if the user clicked the "indoor" option and submitted the form, the resulting form data would be indoor-outdoor=on, which is not useful. So the value attribute needs to be set to something to identify the option.</text:p>
      <text:p text:style-name="P13"/>
      <text:p text:style-name="P14">21 Check Radio Buttons and Checkboxes by Default</text:p>
      <text:p text:style-name="P13">You can set a checkbox or radio button to be checked by default using the <text:line-break/>checked attribute.<text:line-break/><text:line-break/>To do this, just add the word checked to the inside of an input element. For <text:line-break/>example:</text:p>
      <table:table table:name="Table25" table:style-name="Table25">
        <table:table-column table:style-name="Table25.A"/>
        <table:table-column table:style-name="Table25.B"/>
        <text:soft-page-break/>
        <table:table-row>
          <table:table-cell table:style-name="Table25.A1" office:value-type="string">
            <text:p text:style-name="P7">1</text:p>
          </table:table-cell>
          <table:table-cell table:style-name="Table25.A1" office:value-type="string">
            <text:p text:style-name="P8">&lt;<text:span text:style-name="T1">input</text:span> <text:span text:style-name="T3">type</text:span><text:span text:style-name="T4">=</text:span><text:span text:style-name="T5">"radio"</text:span> <text:span text:style-name="T3">name</text:span><text:span text:style-name="T4">=</text:span><text:span text:style-name="T5">"test-name"</text:span> <text:span text:style-name="T3">checked</text:span>&gt;</text:p>
          </table:table-cell>
        </table:table-row>
      </table:table>
      <text:p text:style-name="P14">22 Nest Many Elements within a Single div Element</text:p>
      <text:p text:style-name="P13">The div element, also known as a division element, is a general purpose container for other elements.<text:line-break/><text:line-break/>The div element is probably the most commonly used HTML element of all.<text:line-break/><text:line-break/>Just like any other non-self-closing element, you can open a div element with &lt;div&gt; and close it on another line with &lt;/div&gt;.</text:p>
      <table:table table:name="Table26" table:style-name="Table26">
        <table:table-column table:style-name="Table26.A"/>
        <table:table-column table:style-name="Table26.B"/>
        <table:table-row>
          <table:table-cell table:style-name="Table26.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1">10</text:p>
            <text:p text:style-name="P1">11</text:p>
            <text:p text:style-name="P1">12</text:p>
            <text:p text:style-name="P1">13</text:p>
            <text:p text:style-name="P7">14</text:p>
          </table:table-cell>
          <table:table-cell table:style-name="Table26.A1" office:value-type="string">
            <text:p text:style-name="P2">&lt;<text:span text:style-name="T1">div</text:span>&gt;</text:p>
            <text:p text:style-name="P2"><text:s text:c="2"/>&lt;<text:span text:style-name="T1">p</text:span>&gt;Things cats love:&lt;/<text:span text:style-name="T1">p</text:span>&gt;</text:p>
            <text:p text:style-name="P2"><text:s text:c="2"/>&lt;<text:span text:style-name="T1">ul</text:span>&gt;</text:p>
            <text:p text:style-name="P2"><text:s text:c="4"/>&lt;<text:span text:style-name="T1">li</text:span>&gt;cat nip&lt;/<text:span text:style-name="T1">li</text:span>&gt;</text:p>
            <text:p text:style-name="P2"><text:s text:c="4"/>&lt;<text:span text:style-name="T1">li</text:span>&gt;laser pointers&lt;/<text:span text:style-name="T1">li</text:span>&gt;</text:p>
            <text:p text:style-name="P2"><text:s text:c="4"/>&lt;<text:span text:style-name="T1">li</text:span>&gt;lasagna&lt;/<text:span text:style-name="T1">li</text:span>&gt;</text:p>
            <text:p text:style-name="P2"><text:s text:c="2"/>&lt;/<text:span text:style-name="T1">ul</text:span>&gt;</text:p>
            <text:p text:style-name="P2"><text:s text:c="2"/>&lt;<text:span text:style-name="T1">p</text:span>&gt;Top 3 things cats hate:&lt;/<text:span text:style-name="T1">p</text:span>&gt;</text:p>
            <text:p text:style-name="P2"><text:s text:c="2"/>&lt;<text:span text:style-name="T1">ol</text:span>&gt;</text:p>
            <text:p text:style-name="P2"><text:s text:c="4"/>&lt;<text:span text:style-name="T1">li</text:span>&gt;flea treatment&lt;/<text:span text:style-name="T1">li</text:span>&gt;</text:p>
            <text:p text:style-name="P2"><text:s text:c="4"/>&lt;<text:span text:style-name="T1">li</text:span>&gt;thunder&lt;/<text:span text:style-name="T1">li</text:span>&gt;</text:p>
            <text:p text:style-name="P2"><text:s text:c="4"/>&lt;<text:span text:style-name="T1">li</text:span>&gt;other cats&lt;/<text:span text:style-name="T1">li</text:span>&gt;</text:p>
            <text:p text:style-name="P2"><text:s text:c="2"/>&lt;/<text:span text:style-name="T1">ol</text:span>&gt;</text:p>
            <text:p text:style-name="P8">&lt;<text:span text:style-name="T1">div</text:span>&gt;</text:p>
          </table:table-cell>
        </table:table-row>
      </table:table>
      <text:p text:style-name="P14">23 Declare the Doctype of an HTML Document</text:p>
      <text:p text:style-name="P13">The challenges so far have covered specific HTML elements and their uses. However, there are a few elements that give overall structure to your page, and should be included in every HTML document.<text:line-break/><text:line-break/>At the top of your document, you need to tell the browser which version of HTML your page is using. HTML is an evolving language, and is updated regularly. Most major browsers support the latest specification, which is HTML5. However, older web pages may use previous versions of the language.<text:line-break/><text:soft-page-break/><text:line-break/>You tell the browser this information by adding the &lt;!DOCTYPE ...&gt; tag on the first line, where the ... part is the version of HTML. For HTML5, you use &lt;!DOCTYPE html&gt;.<text:line-break/><text:line-break/>The ! and uppercase DOCTYPE is important, especially for older browsers. The html is not case sensitive.<text:line-break/><text:line-break/>Next, the rest of your HTML code needs to be wrapped in html tags. The opening &lt;html&gt; goes directly below the &lt;!DOCTYPE html&gt; line, and the closing &lt;/html&gt; goes at the end of the page.<text:line-break/><text:line-break/>Here's an example of the page structure. Your HTML code would go in the space between the two html tags.</text:p>
      <table:table table:name="Table27" table:style-name="Table27">
        <table:table-column table:style-name="Table27.A"/>
        <table:table-column table:style-name="Table27.B"/>
        <table:table-row>
          <table:table-cell table:style-name="Table27.A1" office:value-type="string">
            <text:p text:style-name="P1">1</text:p>
            <text:p text:style-name="P1">2</text:p>
            <text:p text:style-name="P1">3</text:p>
            <text:p text:style-name="P7">4</text:p>
          </table:table-cell>
          <table:table-cell table:style-name="Table27.A1" office:value-type="string">
            <text:p text:style-name="P6">&lt;!DOCTYPE html&gt;</text:p>
            <text:p text:style-name="P2">&lt;<text:span text:style-name="T1">html</text:span>&gt;</text:p>
            <text:p text:style-name="P3"/>
            <text:p text:style-name="P8">&lt;/<text:span text:style-name="T1">html</text:span>&gt;</text:p>
          </table:table-cell>
        </table:table-row>
      </table:table>
      <text:p text:style-name="P14">24 Define the Head and Body of an HTML Document</text:p>
      <text:p text:style-name="P21">You can add another level of organization in your HTML document within the html tags with the head and body elements. Any markup with information about your page would go into the head tag. Then any markup with the content of the page (what displays for a user) would go into the body tag.<text:line-break/><text:line-break/>Metadata elements, such as link, meta, title, and style, typically go inside the head element.<text:line-break/><text:line-break/></text:p>
      <text:p text:style-name="P25">Here's an example of a page's layout:</text:p>
      <table:table table:name="Table28" table:style-name="Table28">
        <table:table-column table:style-name="Table28.A"/>
        <table:table-column table:style-name="Table28.B"/>
        <table:table-row>
          <table:table-cell table:style-name="Table28.A1" office:value-type="string">
            <text:p text:style-name="P1"><text:s/>1</text:p>
            <text:p text:style-name="P1"><text:s/>2</text:p>
            <text:p text:style-name="P1"><text:s/>3</text:p>
            <text:p text:style-name="P1"><text:s/>4</text:p>
            <text:p text:style-name="P1"><text:s/>5</text:p>
            <text:p text:style-name="P1"><text:s/>6</text:p>
            <text:p text:style-name="P1"><text:s/>7</text:p>
            <text:p text:style-name="P1"><text:s/>8</text:p>
            <text:p text:style-name="P1"><text:s/>9</text:p>
            <text:p text:style-name="P7">10</text:p>
          </table:table-cell>
          <table:table-cell table:style-name="Table28.A1" office:value-type="string">
            <text:p text:style-name="P6">&lt;!DOCTYPE html&gt;</text:p>
            <text:p text:style-name="P2">&lt;<text:span text:style-name="T1">html</text:span>&gt;</text:p>
            <text:p text:style-name="P2"><text:s text:c="2"/>&lt;<text:span text:style-name="T1">head</text:span>&gt;</text:p>
            <text:p text:style-name="P2"><text:s text:c="4"/>&lt;<text:span text:style-name="T1">meta</text:span> /&gt;</text:p>
            <text:p text:style-name="P2"><text:s text:c="2"/>&lt;/<text:span text:style-name="T1">head</text:span>&gt;</text:p>
            <text:p text:style-name="P2"><text:s text:c="2"/>&lt;<text:span text:style-name="T1">body</text:span>&gt;</text:p>
            <text:p text:style-name="P2"><text:s text:c="4"/>&lt;<text:span text:style-name="T1">div</text:span>&gt;</text:p>
            <text:p text:style-name="P2"><text:s text:c="4"/>&lt;/<text:span text:style-name="T1">div</text:span>&gt;</text:p>
            <text:p text:style-name="P2"><text:s text:c="2"/>&lt;/<text:span text:style-name="T1">body</text:span>&gt;</text:p>
            <text:p text:style-name="P8">&lt;/<text:span text:style-name="T1">html</text:span>&gt;</text:p>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5T15:54:45.849582290</meta:creation-date>
    <dc:date>2021-02-16T13:47:08.530947685</dc:date>
    <meta:editing-duration>PT11M28S</meta:editing-duration>
    <meta:editing-cycles>3</meta:editing-cycles>
    <meta:generator>LibreOffice/6.1.5.2$Linux_X86_64 LibreOffice_project/10$Build-2</meta:generator>
    <meta:document-statistic meta:table-count="28" meta:image-count="0" meta:object-count="0" meta:page-count="11" meta:paragraph-count="273" meta:word-count="2165" meta:character-count="13145" meta:non-whitespace-character-count="11011"/>
  </office:meta>
</office:document-meta>
</file>